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fill-color="#ffffff" fo:min-height="0.45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8.40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P20" style:family="paragraph">
      <style:paragraph-properties fo:text-align="center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7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8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9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0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1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2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3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Ç</text:span><text:span text:style-name="T1">a</text:span><text:span text:style-name="T1">r</text:span><text:span text:style-name="T1">p</text:span><text:span text:style-name="T1">ı</text:span><text:span text:style-name="T1">ş</text:span><text:span text:style-name="T1">m</text:span><text:span text:style-name="T1">a </text:span><text:span text:style-name="T1"><text:s text:c="2"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T</text:span><text:span text:style-name="T1">e</text:span><text:span text:style-name="T1">s</text:span><text:span text:style-name="T1">p</text:span><text:span text:style-name="T1">it</text:span><text:span text:style-name="T1">i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</text:span><text:span text:style-name="T2">8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1.859cm" svg:y="1.408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6.75cm" svg:height="0.581cm" svg:x="8.468cm" svg:y="1.68cm">
          <draw:text-box>
            <text:p text:style-name="P3"><text:span text:style-name="T4">Pr</text:span><text:span text:style-name="T4">ob</text:span><text:span text:style-name="T4">le</text:span><text:span text:style-name="T4">m</text:span><text:span text:style-name="T4">: </text:span><text:span text:style-name="T4">çi</text:span><text:span text:style-name="T4">zg</text:span><text:span text:style-name="T4">i-</text:span><text:span text:style-name="T4">uz</text:span><text:span text:style-name="T4">u</text:span><text:span text:style-name="T4">nl</text:span><text:span text:style-name="T4">u</text:span><text:span text:style-name="T4">ğ</text:span><text:span text:style-name="T4">u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Ya</text:span><text:span text:style-name="T5">pıl</text:span><text:span text:style-name="T5">aca</text:span><text:span text:style-name="T5">k </text:span><text:span text:style-name="T5">iş: </text:span><text:span text:style-name="T5">çiz</text:span><text:span text:style-name="T5">gi-</text:span><text:span text:style-name="T5">uz</text:span><text:span text:style-name="T5">unl</text:span><text:span text:style-name="T5">uğ</text:span><text:span text:style-name="T5">u </text:span><text:span text:style-name="T5">isi</text:span><text:span text:style-name="T5">mli </text:span><text:span text:style-name="T5">bir </text:span><text:span text:style-name="T5">fon</text:span><text:span text:style-name="T5">ksi</text:span><text:span text:style-name="T5">yo</text:span><text:span text:style-name="T5">n </text:span><text:span text:style-name="T5">yaz</text:span><text:span text:style-name="T5">. </text:span><text:span text:style-name="T5">İki </text:span><text:span text:style-name="T5">say</text:span><text:span text:style-name="T5">ı </text:span><text:span text:style-name="T5">alı</text:span><text:span text:style-name="T5">yor </text:span><text:span text:style-name="T5">ve </text:span><text:span text:style-name="T5">ara</text:span><text:span text:style-name="T5">ları</text:span><text:span text:style-name="T5">nd</text:span><text:span text:style-name="T5">aki </text:span></text:p>
            <text:p text:style-name="P3"><text:span text:style-name="T5">“</text:span><text:span text:style-name="T5">ol</text:span><text:span text:style-name="T5">um</text:span><text:span text:style-name="T5">lu” </text:span><text:span text:style-name="T5">far</text:span><text:span text:style-name="T5">k </text:span><text:span text:style-name="T5">hes</text:span><text:span text:style-name="T5">apl</text:span><text:span text:style-name="T5">ıyo</text:span><text:span text:style-name="T5">r. </text:span><text:span text:style-name="T5">He</text:span><text:span text:style-name="T5">r </text:span><text:span text:style-name="T5">za</text:span><text:span text:style-name="T5">ma</text:span><text:span text:style-name="T5">n </text:span><text:span text:style-name="T5">bü</text:span><text:span text:style-name="T5">yü</text:span><text:span text:style-name="T5">k </text:span><text:span text:style-name="T5">say</text:span><text:span text:style-name="T5">ıda</text:span><text:span text:style-name="T5">n </text:span><text:span text:style-name="T5">küç</text:span><text:span text:style-name="T5">ük </text:span><text:span text:style-name="T5">say</text:span><text:span text:style-name="T5">ıyı </text:span><text:span text:style-name="T5">çık</text:span><text:span text:style-name="T5">art</text:span><text:span text:style-name="T5">ıyo</text:span><text:span text:style-name="T5">r, </text:span><text:span text:style-name="T5">eşi</text:span><text:span text:style-name="T5">tle</text:span><text:span text:style-name="T5">rse </text:span></text:p>
            <text:p text:style-name="P3"><text:span text:style-name="T5">De</text:span><text:span text:style-name="T5">ğer</text:span><text:span text:style-name="T5">i </text:span><text:span text:style-name="T5">sıfı</text:span><text:span text:style-name="T5">r </text:span><text:span text:style-name="T5">olu</text:span><text:span text:style-name="T5">yor</text:span><text:span text:style-name="T5">. 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6">Her </text:span><text:span text:style-name="T6">kont</text:span><text:span text:style-name="T6">rat </text:span><text:span text:style-name="T6">üç </text:span><text:span text:style-name="T6">bölü</text:span><text:span text:style-name="T6">mde</text:span><text:span text:style-name="T6">n </text:span><text:span text:style-name="T6">oluş</text:span><text:span text:style-name="T6">mak</text:span><text:span text:style-name="T6">tadır</text:span><text:span text:style-name="T6">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7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8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9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7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0">Ör</text:span><text:span text:style-name="T10">ne</text:span><text:span text:style-name="T10">kl</text:span><text:span text:style-name="T10">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6">Bazı </text:span><text:span text:style-name="T6">örne</text:span><text:span text:style-name="T6">kler </text:span><text:span text:style-name="T6">yazı</text:span><text:span text:style-name="T6">n, </text:span><text:span text:style-name="T6">sonr</text:span><text:span text:style-name="T6">a </text:span><text:span text:style-name="T6">neyi</text:span><text:span text:style-name="T6">n </text:span><text:span text:style-name="T6">deği</text:span><text:span text:style-name="T6">ştiği</text:span><text:span text:style-name="T6">ni </text:span><text:span text:style-name="T6">yuv</text:span><text:span text:style-name="T6">arla</text:span><text:span text:style-name="T6">k </text:span><text:span text:style-name="T6">içine </text:span><text:span text:style-name="T6">alın </text:span><text:span text:style-name="T6">ve </text:span><text:span text:style-name="T6">kısa</text:span><text:span text:style-name="T6">ca </text:span><text:span text:style-name="T6">açıkl</text:span><text:span text:style-name="T6">ayın. </text:span><text:span text:style-name="T6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7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0">Ta</text:span><text:span text:style-name="T10">nı</text:span><text:span text:style-name="T10">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6">Bütü</text:span><text:span text:style-name="T6">n </text:span><text:span text:style-name="T6">girdi </text:span><text:span text:style-name="T6">değ</text:span><text:span text:style-name="T6">erler</text:span><text:span text:style-name="T6">ine </text:span><text:span text:style-name="T6">veril</text:span><text:span text:style-name="T6">en </text:span><text:span text:style-name="T6">deği</text:span><text:span text:style-name="T6">şken </text:span><text:span text:style-name="T6">isiml</text:span><text:span text:style-name="T6">erin</text:span><text:span text:style-name="T6">e </text:span><text:span text:style-name="T6">göre </text:span><text:span text:style-name="T6">tanı</text:span><text:span text:style-name="T6">mı </text:span><text:span text:style-name="T6">yazı</text:span><text:span text:style-name="T6">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7">(de</text:span><text:span text:style-name="T7">fine</text:span><text:span text:style-name="T7">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7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7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7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7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1">girdi(le</text:span><text:span text:style-name="T11">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1">çıktı(la</text:span><text:span text:style-name="T11">r)</text:span></text:p>
          </draw:text-box>
        </draw:frame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1">fonksi</text:span><text:span text:style-name="T11">yonun </text:span><text:span text:style-name="T11">yaptığı</text:span></text:p>
          </draw:text-box>
        </draw:frame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28" draw:text-style-name="P17" draw:layer="layout" svg:width="0.849cm" svg:height="0.255cm" svg:x="8.58cm" svg:y="10.807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29" draw:text-style-name="P17" draw:layer="layout" svg:width="3.033cm" svg:height="0.255cm" svg:x="13.624cm" svg:y="10.807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28" draw:text-style-name="P17" draw:layer="layout" svg:width="0.849cm" svg:height="0.255cm" svg:x="8.58cm" svg:y="12.12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29" draw:text-style-name="P17" draw:layer="layout" svg:width="3.033cm" svg:height="0.255cm" svg:x="13.624cm" svg:y="12.12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28" draw:text-style-name="P17" draw:layer="layout" svg:width="0.849cm" svg:height="0.255cm" svg:x="8.58cm" svg:y="13.434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29" draw:text-style-name="P17" draw:layer="layout" svg:width="3.033cm" svg:height="0.255cm" svg:x="13.624cm" svg:y="13.434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28" draw:text-style-name="P17" draw:layer="layout" svg:width="0.849cm" svg:height="0.255cm" svg:x="8.58cm" svg:y="14.748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29" draw:text-style-name="P17" draw:layer="layout" svg:width="3.033cm" svg:height="0.255cm" svg:x="13.624cm" svg:y="14.748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0" draw:text-style-name="P17" draw:layer="layout" svg:width="1.276cm" svg:height="0.255cm" svg:x="8.27cm" svg:y="17.549cm">
          <draw:text-box>
            <text:p text:style-name="P3"><text:span text:style-name="T11">değişk</text:span><text:span text:style-name="T11">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1" draw:text-style-name="P13" draw:layer="layout" svg:width="0.675cm" svg:height="0.45cm" svg:x="19.053cm" svg:y="24.69cm">
          <draw:text-box>
            <text:p text:style-name="P3"><text:span text:style-name="T7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2" draw:text-style-name="P15" draw:layer="layout" svg:width="8.816cm" svg:height="0.551cm" svg:x="2.001cm" svg:y="4.54cm">
          <draw:text-box>
            <text:p text:style-name="P3"><text:span text:style-name="T10">Ko</text:span><text:span text:style-name="T10">nt</text:span><text:span text:style-name="T10">ra</text:span><text:span text:style-name="T10">t </text:span><text:span text:style-name="T10">ve </text:span><text:span text:style-name="T10">İfa</text:span><text:span text:style-name="T10">de</text:span><text:span text:style-name="T10">ni</text:span><text:span text:style-name="T10">n </text:span><text:span text:style-name="T10">A</text:span><text:span text:style-name="T10">m</text:span><text:span text:style-name="T10">ac</text:span><text:span text:style-name="T10">ı</text:span></text:p>
          </draw:text-box>
        </draw:frame>
        <draw:frame draw:style-name="gr33" draw:text-style-name="P19" draw:layer="layout" svg:width="0.899cm" svg:height="0.45cm" svg:x="3.949cm" svg:y="18.123cm">
          <draw:text-box>
            <text:p text:style-name="P3"><text:span text:style-name="T7">con</text:span><text:span text:style-name="T7">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00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frame draw:style-name="gr34" draw:text-style-name="P12" draw:layer="layout" svg:width="8.295cm" svg:height="0.581cm" svg:x="7.216cm" svg:y="1.68cm">
          <draw:text-box>
            <text:p text:style-name="P3"><text:span text:style-name="T4">M</text:span><text:span text:style-name="T4">es</text:span><text:span text:style-name="T4">af</text:span><text:span text:style-name="T4">e </text:span><text:span text:style-name="T4">fo</text:span><text:span text:style-name="T4">r</text:span><text:span text:style-name="T4">m</text:span><text:span text:style-name="T4">ül</text:span><text:span text:style-name="T4">ü </text:span><text:span text:style-name="T4">(b</text:span><text:span text:style-name="T4">ir </text:span><text:span text:style-name="T4">ör</text:span><text:span text:style-name="T4">ne</text:span><text:span text:style-name="T4">k)</text:span></text:p>
          </draw:text-box>
        </draw:frame>
        <draw:frame draw:style-name="gr35" draw:text-style-name="P16" draw:layer="layout" svg:width="18.536cm" svg:height="15.224cm" svg:x="2.054cm" svg:y="2.921cm">
          <draw:text-box>
            <text:p text:style-name="P3"><text:span text:style-name="T12">Nok</text:span><text:span text:style-name="T12">tala</text:span><text:span text:style-name="T12">r </text:span><text:span text:style-name="T12">(0,0</text:span><text:span text:style-name="T12">) ve </text:span><text:span text:style-name="T12">(4,3</text:span><text:span text:style-name="T12">) </text:span><text:span text:style-name="T12">ara</text:span><text:span text:style-name="T12">sın</text:span><text:span text:style-name="T12">da </text:span><text:span text:style-name="T12">bu </text:span><text:span text:style-name="T12">for</text:span><text:span text:style-name="T12">mül</text:span><text:span text:style-name="T12">le </text:span><text:span text:style-name="T12">hes</text:span><text:span text:style-name="T12">apl</text:span><text:span text:style-name="T12">anı</text:span><text:span text:style-name="T12">r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Yuk</text:span><text:span text:style-name="T12">ara</text:span><text:span text:style-name="T12">dak</text:span><text:span text:style-name="T12">i </text:span><text:span text:style-name="T12">for</text:span><text:span text:style-name="T12">mül</text:span><text:span text:style-name="T12">ü </text:span><text:span text:style-name="T12">değ</text:span><text:span text:style-name="T12">erl</text:span><text:span text:style-name="T12">end</text:span><text:span text:style-name="T12">irm</text:span><text:span text:style-name="T12">e </text:span><text:span text:style-name="T12">çe</text:span><text:span text:style-name="T12">mb</text:span><text:span text:style-name="T12">eri</text:span><text:span text:style-name="T12">ne </text:span><text:span text:style-name="T12">çev</text:span><text:span text:style-name="T12">ir…</text:span><text:span text:style-name="T12">…</text:span><text:span text:style-name="T12">…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Şim</text:span><text:span text:style-name="T12">di…</text:span><text:span text:style-name="T12">.</text:span><text:span text:style-name="T12"><text:line-break/></text:span><text:span text:style-name="T12"><text:line-break/></text:span><text:span text:style-name="T12">De</text:span><text:span text:style-name="T12">ğer</text:span><text:span text:style-name="T12">len</text:span><text:span text:style-name="T12">dir</text:span><text:span text:style-name="T12">me </text:span><text:span text:style-name="T12">öça</text:span><text:span text:style-name="T12">mb</text:span><text:span text:style-name="T12">eri </text:span><text:span text:style-name="T12">Rac</text:span><text:span text:style-name="T12">ket </text:span><text:span text:style-name="T12">kod</text:span><text:span text:style-name="T12">una </text:span><text:span text:style-name="T12">çev</text:span><text:span text:style-name="T12">ir </text:span><text:span text:style-name="T12">ve </text:span><text:span text:style-name="T12">say</text:span><text:span text:style-name="T12">ıları</text:span><text:span text:style-name="T12">n </text:span><text:span text:style-name="T12">yan</text:span><text:span text:style-name="T12">ınd</text:span><text:span text:style-name="T12">a </text:span><text:span text:style-name="T12">x1,</text:span><text:span text:style-name="T12">y2 </text:span><text:span text:style-name="T12">x2,</text:span><text:span text:style-name="T12">y2 </text:span><text:span text:style-name="T12">yaz</text:span></text:p>
          </draw:text-box>
        </draw:frame>
        <draw:frame draw:style-name="gr32" draw:text-style-name="P15" draw:layer="layout" svg:width="8.816cm" svg:height="0.551cm" svg:x="2.023cm" svg:y="4.132cm">
          <draw:text-box>
            <text:p text:style-name="P3"><text:span text:style-name="T10">Ko</text:span><text:span text:style-name="T10">nt</text:span><text:span text:style-name="T10">ra</text:span><text:span text:style-name="T10">t </text:span><text:span text:style-name="T10">ve </text:span><text:span text:style-name="T10">İfa</text:span><text:span text:style-name="T10">de</text:span><text:span text:style-name="T10">ni</text:span><text:span text:style-name="T10">n </text:span><text:span text:style-name="T10">A</text:span><text:span text:style-name="T10">m</text:span><text:span text:style-name="T10">ac</text:span><text:span text:style-name="T10">ı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36" draw:text-style-name="P20" draw:layer="layout" svg:width="6.861cm" svg:height="0.604cm" svg:x="2.117cm" svg:y="3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19.938cm" svg:x="1.927cm" svg:y="1.789cm" svg:viewBox="0 0 17848 19939" draw:points="0,0 17848,0 17848,19939 0,19939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3cm" svg:x="1.873cm" svg:y="11.457cm" svg:viewBox="0 0 17848 894" draw:points="0,0 17848,0 17848,894 0,894">
          <text:p/>
        </draw:polygon>
        <draw:polygon draw:style-name="gr11" draw:text-style-name="P11" draw:layer="layout" svg:width="17.847cm" svg:height="0.892cm" svg:x="1.873cm" svg:y="18.2cm" svg:viewBox="0 0 17848 893" draw:points="0,0 17848,0 17848,893 0,893">
          <text:p/>
        </draw:polygon>
        <draw:frame draw:style-name="gr34" draw:text-style-name="P12" draw:layer="layout" svg:width="8.295cm" svg:height="0.581cm" svg:x="7.216cm" svg:y="1.68cm">
          <draw:text-box>
            <text:p text:style-name="P3"><text:span text:style-name="T4">Pr</text:span><text:span text:style-name="T4">ob</text:span><text:span text:style-name="T4">le</text:span><text:span text:style-name="T4">m</text:span><text:span text:style-name="T4">: </text:span><text:span text:style-name="T4">m</text:span><text:span text:style-name="T4">es</text:span><text:span text:style-name="T4">af</text:span><text:span text:style-name="T4">e</text:span></text:p>
          </draw:text-box>
        </draw:frame>
        <draw:frame draw:style-name="gr37" draw:text-style-name="P16" draw:layer="layout" svg:width="18.409cm" svg:height="3.053cm" svg:x="1.806cm" svg:y="2.805cm">
          <draw:text-box>
            <text:p text:style-name="P3"><text:span text:style-name="T5">Tal</text:span><text:span text:style-name="T5">im</text:span><text:span text:style-name="T5">atl</text:span><text:span text:style-name="T5">ar: </text:span><text:span text:style-name="T13">“m</text:span><text:span text:style-name="T13">esa</text:span><text:span text:style-name="T13">fe” </text:span><text:span text:style-name="T13">adı</text:span><text:span text:style-name="T13">nda </text:span><text:span text:style-name="T13">bir </text:span><text:span text:style-name="T13">fon</text:span><text:span text:style-name="T13">ksiy</text:span><text:span text:style-name="T13">on </text:span><text:span text:style-name="T13">yaz</text:span><text:span text:style-name="T13">ın.</text:span><text:span text:style-name="T12"> </text:span><text:span text:style-name="T12">Bu </text:span><text:span text:style-name="T12">fon</text:span><text:span text:style-name="T12">ksiy</text:span><text:span text:style-name="T12">onu</text:span><text:span text:style-name="T12">n 4 </text:span><text:span text:style-name="T12">gir</text:span><text:span text:style-name="T12">disi </text:span><text:span text:style-name="T12">var</text:span><text:span text:style-name="T12">: </text:span><text:span text:style-name="T12"><text:line-break/></text:span><text:span text:style-name="T12">ox: </text:span><text:span text:style-name="T12">oyu</text:span><text:span text:style-name="T12">ncu</text:span><text:span text:style-name="T12">nun </text:span><text:span text:style-name="T12">x-</text:span><text:span text:style-name="T12">koo</text:span><text:span text:style-name="T12">rdi</text:span><text:span text:style-name="T12">natı </text:span><text:span text:style-name="T12"><text:s/></text:span></text:p>
            <text:p text:style-name="P3"><text:span text:style-name="T12">oy: </text:span><text:span text:style-name="T12">oyu</text:span><text:span text:style-name="T12">ncu</text:span><text:span text:style-name="T12">nun </text:span><text:span text:style-name="T12">y-</text:span><text:span text:style-name="T12">koo</text:span><text:span text:style-name="T12">rdi</text:span><text:span text:style-name="T12">natı </text:span></text:p>
            <text:p text:style-name="P3"><text:span text:style-name="T12">nx: </text:span><text:span text:style-name="T12">Baş</text:span><text:span text:style-name="T12">ka </text:span><text:span text:style-name="T12">nes</text:span><text:span text:style-name="T12">nen</text:span><text:span text:style-name="T12">in </text:span><text:span text:style-name="T12">x-</text:span><text:span text:style-name="T12">koo</text:span><text:span text:style-name="T12">rdi</text:span><text:span text:style-name="T12">natı </text:span></text:p>
            <text:p text:style-name="P3"><text:span text:style-name="T12">ny: </text:span><text:span text:style-name="T12">Baş</text:span><text:span text:style-name="T12">ka </text:span><text:span text:style-name="T12">nes</text:span><text:span text:style-name="T12">nen</text:span><text:span text:style-name="T12">in </text:span><text:span text:style-name="T12">y-</text:span><text:span text:style-name="T12">koo</text:span><text:span text:style-name="T12">rdi</text:span><text:span text:style-name="T12">natı </text:span></text:p>
            <text:p text:style-name="P3"><text:span text:style-name="T12"/></text:p>
            <text:p text:style-name="P3"><text:span text:style-name="T12">Oy</text:span><text:span text:style-name="T12">unc</text:span><text:span text:style-name="T12">u </text:span><text:span text:style-name="T12">ve </text:span><text:span text:style-name="T12">nes</text:span><text:span text:style-name="T12">ne </text:span><text:span text:style-name="T12">ara</text:span><text:span text:style-name="T12">sın</text:span><text:span text:style-name="T12">dak</text:span><text:span text:style-name="T12">i </text:span><text:span text:style-name="T12">me</text:span><text:span text:style-name="T12">saf</text:span><text:span text:style-name="T12">e </text:span><text:span text:style-name="T12">ver</text:span><text:span text:style-name="T12">ece</text:span><text:span text:style-name="T12">k. </text:span><text:span text:style-name="T12">(ön</text:span><text:span text:style-name="T12">cek</text:span><text:span text:style-name="T12">i </text:span><text:span text:style-name="T12">say</text:span><text:span text:style-name="T12">fad</text:span><text:span text:style-name="T12">a </text:span><text:span text:style-name="T12">yap</text:span><text:span text:style-name="T12">tığı</text:span><text:span text:style-name="T12">na </text:span><text:span text:style-name="T12">bak</text:span><text:span text:style-name="T12">)</text:span></text:p>
          </draw:text-box>
        </draw:frame>
        <draw:frame draw:style-name="gr18" draw:text-style-name="P15" draw:layer="layout" svg:width="2.555cm" svg:height="0.551cm" svg:x="2.022cm" svg:y="11.641cm">
          <draw:text-box>
            <text:p text:style-name="P3"><text:span text:style-name="T10">Ör</text:span><text:span text:style-name="T10">ne</text:span><text:span text:style-name="T10">kl</text:span><text:span text:style-name="T10">er</text:span></text:p>
          </draw:text-box>
        </draw:frame>
        <draw:frame draw:style-name="gr20" draw:text-style-name="P13" draw:layer="layout" svg:width="2.021cm" svg:height="0.45cm" svg:x="1.874cm" svg:y="12.988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2.988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4.302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4.302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5.616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5.616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6.93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6.93cm">
          <draw:text-box>
            <text:p text:style-name="P3"><text:span text:style-name="T7">)</text:span></text:p>
          </draw:text-box>
        </draw:frame>
        <draw:frame draw:style-name="gr21" draw:text-style-name="P15" draw:layer="layout" svg:width="2.622cm" svg:height="0.551cm" svg:x="2.022cm" svg:y="18.383cm">
          <draw:text-box>
            <text:p text:style-name="P3"><text:span text:style-name="T10">Ta</text:span><text:span text:style-name="T10">nı</text:span><text:span text:style-name="T10">m</text:span></text:p>
          </draw:text-box>
        </draw:frame>
        <draw:frame draw:style-name="gr22" draw:text-style-name="P14" draw:layer="layout" svg:width="10.48cm" svg:height="0.352cm" svg:x="1.874cm" svg:y="19.114cm">
          <draw:text-box>
            <text:p text:style-name="P3"><text:span text:style-name="T6">Bütü</text:span><text:span text:style-name="T6">n </text:span><text:span text:style-name="T6">girdi </text:span><text:span text:style-name="T6">değ</text:span><text:span text:style-name="T6">erler</text:span><text:span text:style-name="T6">ine </text:span><text:span text:style-name="T6">veril</text:span><text:span text:style-name="T6">en </text:span><text:span text:style-name="T6">deği</text:span><text:span text:style-name="T6">şken </text:span><text:span text:style-name="T6">isiml</text:span><text:span text:style-name="T6">erin</text:span><text:span text:style-name="T6">e </text:span><text:span text:style-name="T6">göre </text:span><text:span text:style-name="T6">tanı</text:span><text:span text:style-name="T6">mı </text:span><text:span text:style-name="T6">yazı</text:span><text:span text:style-name="T6">n.</text:span></text:p>
          </draw:text-box>
        </draw:frame>
        <draw:frame draw:style-name="gr20" draw:text-style-name="P13" draw:layer="layout" svg:width="2.021cm" svg:height="0.45cm" svg:x="1.874cm" svg:y="19.731cm">
          <draw:text-box>
            <text:p text:style-name="P3"><text:span text:style-name="T7">(de</text:span><text:span text:style-name="T7">fine</text:span><text:span text:style-name="T7">(</text:span></text:p>
          </draw:text-box>
        </draw:frame>
        <draw:frame draw:style-name="gr15" draw:text-style-name="P13" draw:layer="layout" svg:width="0.371cm" svg:height="0.45cm" svg:x="10.549cm" svg:y="19.731cm">
          <draw:text-box>
            <text:p text:style-name="P3"><text:span text:style-name="T7">)</text:span></text:p>
          </draw:text-box>
        </draw:frame>
        <draw:polygon draw:style-name="gr9" draw:text-style-name="P9" draw:layer="layout" svg:width="3.495cm" svg:height="0.669cm" svg:x="-5.76cm" svg:y="7.377cm" svg:viewBox="0 0 3496 670" draw:points="0,0 3496,0 3496,670 0,670">
          <text:p/>
        </draw:polygon>
        <draw:frame draw:style-name="gr15" draw:text-style-name="P13" draw:layer="layout" svg:width="0.371cm" svg:height="0.45cm" svg:x="3.881cm" svg:y="24.986cm">
          <draw:text-box>
            <text:p text:style-name="P3"><text:span text:style-name="T7">[</text:span></text:p>
          </draw:text-box>
        </draw:frame>
        <draw:polygon draw:style-name="gr9" draw:text-style-name="P9" draw:layer="layout" svg:width="3.297cm" svg:height="0.669cm" svg:x="3.881cm" svg:y="12.945cm" svg:viewBox="0 0 3298 670" draw:points="0,0 3298,0 3298,670 0,670">
          <text:p/>
        </draw:polygon>
        <draw:polygon draw:style-name="gr10" draw:text-style-name="P10" draw:layer="layout" svg:width="3.297cm" svg:height="0.025cm" svg:x="3.881cm" svg:y="13.589cm" svg:viewBox="0 0 3298 26" draw:points="0,0 3298,0 3298,26 0,26">
          <text:p/>
        </draw:polygon>
        <draw:polygon draw:style-name="gr10" draw:text-style-name="P10" draw:layer="layout" svg:width="3.297cm" svg:height="0.025cm" svg:x="7.326cm" svg:y="13.589cm" svg:viewBox="0 0 3298 26" draw:points="0,0 3298,0 3298,26 0,26">
          <text:p/>
        </draw:polygon>
        <draw:frame draw:style-name="gr38" draw:text-style-name="P17" draw:layer="layout" svg:width="1.598cm" svg:height="0.255cm" svg:x="4.737cm" svg:y="13.73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69cm" svg:x="11.491cm" svg:y="12.945cm" svg:viewBox="0 0 7264 670" draw:points="0,0 7264,0 7264,670 0,670">
          <text:p/>
        </draw:polygon>
        <draw:polygon draw:style-name="gr10" draw:text-style-name="P10" draw:layer="layout" svg:width="7.263cm" svg:height="0.025cm" svg:x="11.491cm" svg:y="13.589cm" svg:viewBox="0 0 7264 26" draw:points="0,0 7264,0 7264,26 0,26">
          <text:p/>
        </draw:polygon>
        <draw:frame draw:style-name="gr28" draw:text-style-name="P17" draw:layer="layout" svg:width="0.849cm" svg:height="0.255cm" svg:x="8.579cm" svg:y="13.73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3.589cm" svg:viewBox="0 0 9916 26" draw:points="0,0 9916,0 9916,26 0,26">
          <text:p/>
        </draw:polygon>
        <draw:frame draw:style-name="gr29" draw:text-style-name="P17" draw:layer="layout" svg:width="3.033cm" svg:height="0.255cm" svg:x="13.623cm" svg:y="13.73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7cm" svg:x="3.881cm" svg:y="14.258cm" svg:viewBox="0 0 3298 671" draw:points="0,0 3298,0 3298,671 0,671">
          <text:p/>
        </draw:polygon>
        <draw:polygon draw:style-name="gr10" draw:text-style-name="P10" draw:layer="layout" svg:width="3.297cm" svg:height="0.025cm" svg:x="3.881cm" svg:y="14.903cm" svg:viewBox="0 0 3298 26" draw:points="0,0 3298,0 3298,26 0,26">
          <text:p/>
        </draw:polygon>
        <draw:frame draw:style-name="gr15" draw:text-style-name="P13" draw:layer="layout" svg:width="0.371cm" svg:height="0.45cm" svg:x="18.853cm" svg:y="12.988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5cm" svg:x="7.326cm" svg:y="14.903cm" svg:viewBox="0 0 3298 26" draw:points="0,0 3298,0 3298,26 0,26">
          <text:p/>
        </draw:polygon>
        <draw:frame draw:style-name="gr38" draw:text-style-name="P17" draw:layer="layout" svg:width="1.598cm" svg:height="0.255cm" svg:x="4.737cm" svg:y="15.043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10" draw:text-style-name="P10" draw:layer="layout" svg:width="7.263cm" svg:height="0.025cm" svg:x="11.491cm" svg:y="14.903cm" svg:viewBox="0 0 7264 26" draw:points="0,0 7264,0 7264,26 0,26">
          <text:p/>
        </draw:polygon>
        <draw:frame draw:style-name="gr28" draw:text-style-name="P17" draw:layer="layout" svg:width="0.849cm" svg:height="0.255cm" svg:x="8.579cm" svg:y="15.043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4.903cm" svg:viewBox="0 0 9916 26" draw:points="0,0 9916,0 9916,26 0,26">
          <text:p/>
        </draw:polygon>
        <draw:frame draw:style-name="gr29" draw:text-style-name="P17" draw:layer="layout" svg:width="3.033cm" svg:height="0.255cm" svg:x="13.623cm" svg:y="15.043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7cm" svg:x="3.881cm" svg:y="15.572cm" svg:viewBox="0 0 3298 671" draw:points="0,0 3298,0 3298,671 0,671">
          <text:p/>
        </draw:polygon>
        <draw:polygon draw:style-name="gr10" draw:text-style-name="P10" draw:layer="layout" svg:width="3.297cm" svg:height="0.025cm" svg:x="3.881cm" svg:y="16.217cm" svg:viewBox="0 0 3298 26" draw:points="0,0 3298,0 3298,26 0,26">
          <text:p/>
        </draw:polygon>
        <draw:frame draw:style-name="gr15" draw:text-style-name="P13" draw:layer="layout" svg:width="0.371cm" svg:height="0.45cm" svg:x="18.853cm" svg:y="14.302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7cm" svg:x="7.326cm" svg:y="15.572cm" svg:viewBox="0 0 3298 671" draw:points="0,0 3298,0 3298,671 0,671">
          <text:p/>
        </draw:polygon>
        <draw:polygon draw:style-name="gr10" draw:text-style-name="P10" draw:layer="layout" svg:width="3.297cm" svg:height="0.025cm" svg:x="7.326cm" svg:y="16.217cm" svg:viewBox="0 0 3298 26" draw:points="0,0 3298,0 3298,26 0,26">
          <text:p/>
        </draw:polygon>
        <draw:frame draw:style-name="gr38" draw:text-style-name="P17" draw:layer="layout" svg:width="1.598cm" svg:height="0.255cm" svg:x="4.737cm" svg:y="16.357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7cm" svg:x="11.491cm" svg:y="15.572cm" svg:viewBox="0 0 7264 671" draw:points="0,0 7264,0 7264,671 0,671">
          <text:p/>
        </draw:polygon>
        <draw:polygon draw:style-name="gr10" draw:text-style-name="P10" draw:layer="layout" svg:width="7.263cm" svg:height="0.025cm" svg:x="11.491cm" svg:y="16.217cm" svg:viewBox="0 0 7264 26" draw:points="0,0 7264,0 7264,26 0,26">
          <text:p/>
        </draw:polygon>
        <draw:frame draw:style-name="gr28" draw:text-style-name="P17" draw:layer="layout" svg:width="0.849cm" svg:height="0.255cm" svg:x="8.579cm" svg:y="16.357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6.217cm" svg:viewBox="0 0 9916 26" draw:points="0,0 9916,0 9916,26 0,26">
          <text:p/>
        </draw:polygon>
        <draw:frame draw:style-name="gr29" draw:text-style-name="P17" draw:layer="layout" svg:width="3.033cm" svg:height="0.255cm" svg:x="13.623cm" svg:y="16.357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69cm" svg:x="3.881cm" svg:y="16.886cm" svg:viewBox="0 0 3298 670" draw:points="0,0 3298,0 3298,670 0,670">
          <text:p/>
        </draw:polygon>
        <draw:polygon draw:style-name="gr10" draw:text-style-name="P10" draw:layer="layout" svg:width="3.297cm" svg:height="0.025cm" svg:x="3.881cm" svg:y="17.53cm" svg:viewBox="0 0 3298 26" draw:points="0,0 3298,0 3298,26 0,26">
          <text:p/>
        </draw:polygon>
        <draw:frame draw:style-name="gr15" draw:text-style-name="P13" draw:layer="layout" svg:width="0.371cm" svg:height="0.45cm" svg:x="18.853cm" svg:y="15.616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326cm" svg:y="16.886cm" svg:viewBox="0 0 3298 670" draw:points="0,0 3298,0 3298,670 0,670">
          <text:p/>
        </draw:polygon>
        <draw:polygon draw:style-name="gr10" draw:text-style-name="P10" draw:layer="layout" svg:width="3.297cm" svg:height="0.025cm" svg:x="7.326cm" svg:y="17.53cm" svg:viewBox="0 0 3298 26" draw:points="0,0 3298,0 3298,26 0,26">
          <text:p/>
        </draw:polygon>
        <draw:frame draw:style-name="gr38" draw:text-style-name="P18" draw:layer="layout" svg:width="1.598cm" svg:height="0.255cm" svg:x="4.737cm" svg:y="17.671cm">
          <draw:text-box draw:corner-radius="0.11cm"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69cm" svg:x="11.491cm" svg:y="16.886cm" svg:viewBox="0 0 7264 670" draw:points="0,0 7264,0 7264,670 0,670">
          <text:p/>
        </draw:polygon>
        <draw:polygon draw:style-name="gr10" draw:text-style-name="P10" draw:layer="layout" svg:width="7.263cm" svg:height="0.025cm" svg:x="11.491cm" svg:y="17.53cm" svg:viewBox="0 0 7264 26" draw:points="0,0 7264,0 7264,26 0,26">
          <text:p/>
        </draw:polygon>
        <draw:frame draw:style-name="gr28" draw:text-style-name="P17" draw:layer="layout" svg:width="0.849cm" svg:height="0.255cm" svg:x="8.579cm" svg:y="17.671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7.53cm" svg:viewBox="0 0 9916 26" draw:points="0,0 9916,0 9916,26 0,26">
          <text:p/>
        </draw:polygon>
        <draw:frame draw:style-name="gr29" draw:text-style-name="P17" draw:layer="layout" svg:width="3.033cm" svg:height="0.255cm" svg:x="13.623cm" svg:y="17.671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10" draw:text-style-name="P10" draw:layer="layout" svg:width="3.297cm" svg:height="0.024cm" svg:x="3.658cm" svg:y="20.332cm" svg:viewBox="0 0 3298 25" draw:points="0,0 3298,0 3298,25 0,25">
          <text:p/>
        </draw:polygon>
        <draw:frame draw:style-name="gr15" draw:text-style-name="P13" draw:layer="layout" svg:width="0.371cm" svg:height="0.45cm" svg:x="18.853cm" svg:y="16.93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103cm" svg:y="19.687cm" svg:viewBox="0 0 3298 670" draw:points="0,0 3298,0 3298,670 0,670">
          <text:p/>
        </draw:polygon>
        <draw:polygon draw:style-name="gr10" draw:text-style-name="P10" draw:layer="layout" svg:width="3.297cm" svg:height="0.024cm" svg:x="7.103cm" svg:y="20.332cm" svg:viewBox="0 0 3298 25" draw:points="0,0 3298,0 3298,25 0,25">
          <text:p/>
        </draw:polygon>
        <draw:frame draw:style-name="gr38" draw:text-style-name="P17" draw:layer="layout" svg:width="1.598cm" svg:height="0.255cm" svg:x="4.514cm" svg:y="20.472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3.297cm" svg:height="0.669cm" svg:x="3.881cm" svg:y="21.001cm" svg:viewBox="0 0 3298 670" draw:points="0,0 3298,0 3298,670 0,670">
          <text:p/>
        </draw:polygon>
        <draw:frame draw:style-name="gr30" draw:text-style-name="P17" draw:layer="layout" svg:width="1.276cm" svg:height="0.255cm" svg:x="8.269cm" svg:y="20.472cm">
          <draw:text-box>
            <text:p text:style-name="P3"><text:span text:style-name="T11">değişk</text:span><text:span text:style-name="T11">enler</text:span></text:p>
          </draw:text-box>
        </draw:frame>
        <draw:polygon draw:style-name="gr9" draw:text-style-name="P9" draw:layer="layout" svg:width="3.297cm" svg:height="0.669cm" svg:x="11.119cm" svg:y="22.315cm" svg:viewBox="0 0 3298 670" draw:points="0,0 3298,0 3298,670 0,670">
          <text:p/>
        </draw:polygon>
        <draw:polygon draw:style-name="gr9" draw:text-style-name="P9" draw:layer="layout" svg:width="3.297cm" svg:height="0.669cm" svg:x="11.119cm" svg:y="24.942cm" svg:viewBox="0 0 3298 670" draw:points="0,0 3298,0 3298,670 0,670">
          <text:p/>
        </draw:polygon>
        <draw:polygon draw:style-name="gr10" draw:text-style-name="P10" draw:layer="layout" svg:width="3.297cm" svg:height="0.024cm" svg:x="11.119cm" svg:y="25.587cm" svg:viewBox="0 0 3298 25" draw:points="0,0 3298,0 3298,25 0,25">
          <text:p/>
        </draw:polygon>
        <draw:polygon draw:style-name="gr10" draw:text-style-name="P10" draw:layer="layout" svg:width="9.915cm" svg:height="0.024cm" svg:x="9.805cm" svg:y="25.587cm" svg:viewBox="0 0 9916 25" draw:points="0,0 9916,0 9916,25 0,25">
          <text:p/>
        </draw:polygon>
        <draw:polygon draw:style-name="gr9" draw:text-style-name="P9" draw:layer="layout" svg:width="6.866cm" svg:height="0.669cm" svg:x="4.104cm" svg:y="22.315cm" svg:viewBox="0 0 6867 670" draw:points="0,0 6867,0 6867,670 0,670">
          <text:p/>
        </draw:polygon>
        <draw:polygon draw:style-name="gr9" draw:text-style-name="P9" draw:layer="layout" svg:width="0.322cm" svg:height="0.669cm" svg:x="10.648cm" svg:y="22.315cm" svg:viewBox="0 0 323 670" draw:points="0,0 0,645 323,670 323,0">
          <text:p/>
        </draw:polygon>
        <draw:frame draw:style-name="gr31" draw:text-style-name="P13" draw:layer="layout" svg:width="0.675cm" svg:height="0.45cm" svg:x="19.052cm" svg:y="24.986cm">
          <draw:text-box>
            <text:p text:style-name="P3"><text:span text:style-name="T7">])</text:span></text:p>
          </draw:text-box>
        </draw:frame>
        <draw:polygon draw:style-name="gr9" draw:text-style-name="P9" draw:layer="layout" svg:width="0.322cm" svg:height="0.67cm" svg:x="10.648cm" svg:y="23.628cm" svg:viewBox="0 0 323 671" draw:points="0,0 0,646 323,671 323,0">
          <text:p/>
        </draw:polygon>
        <draw:polygon draw:style-name="gr9" draw:text-style-name="P9" draw:layer="layout" svg:width="6.866cm" svg:height="0.669cm" svg:x="4.104cm" svg:y="24.942cm" svg:viewBox="0 0 6867 670" draw:points="0,0 6867,0 6867,670 0,670">
          <text:p/>
        </draw:polygon>
        <draw:polygon draw:style-name="gr10" draw:text-style-name="P10" draw:layer="layout" svg:width="6.866cm" svg:height="0.024cm" svg:x="4.104cm" svg:y="25.587cm" svg:viewBox="0 0 6867 25" draw:points="0,0 0,25 6867,25 6545,0">
          <text:p/>
        </draw:polygon>
        <draw:polygon draw:style-name="gr9" draw:text-style-name="P9" draw:layer="layout" svg:width="0.322cm" svg:height="0.669cm" svg:x="10.648cm" svg:y="24.942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39" draw:text-style-name="P14" draw:layer="layout" svg:width="12.385cm" svg:height="0.352cm" svg:x="1.874cm" svg:y="12.372cm">
          <draw:text-box>
            <text:p text:style-name="P3"><text:span text:style-name="T6">Bazı </text:span><text:span text:style-name="T6">örne</text:span><text:span text:style-name="T6">kler </text:span><text:span text:style-name="T6">yazı</text:span><text:span text:style-name="T6">n, </text:span><text:span text:style-name="T6">sonr</text:span><text:span text:style-name="T6">a </text:span><text:span text:style-name="T6">neyi</text:span><text:span text:style-name="T6">n </text:span><text:span text:style-name="T6">deği</text:span><text:span text:style-name="T6">ştiği</text:span><text:span text:style-name="T6">ni </text:span><text:span text:style-name="T6">yuv</text:span><text:span text:style-name="T6">arla</text:span><text:span text:style-name="T6">k </text:span><text:span text:style-name="T6">içine </text:span><text:span text:style-name="T6">alın </text:span><text:span text:style-name="T6">ve </text:span><text:span text:style-name="T6">kısa</text:span><text:span text:style-name="T6">ca </text:span><text:span text:style-name="T6">açıkl</text:span><text:span text:style-name="T6">ayın.</text:span></text:p>
          </draw:text-box>
        </draw:frame>
        <draw:polygon draw:style-name="gr11" draw:text-style-name="P11" draw:layer="layout" svg:width="17.847cm" svg:height="0.892cm" svg:x="1.8cm" svg:y="7.34cm" svg:viewBox="0 0 17848 893" draw:points="0,0 17848,0 17848,893 0,893">
          <text:p/>
        </draw:polygon>
        <draw:frame draw:style-name="gr14" draw:text-style-name="P14" draw:layer="layout" svg:width="6.14cm" svg:height="0.352cm" svg:x="1.801cm" svg:y="8.254cm">
          <draw:text-box>
            <text:p text:style-name="P3"><text:span text:style-name="T6">Her </text:span><text:span text:style-name="T6">kont</text:span><text:span text:style-name="T6">rat </text:span><text:span text:style-name="T6">üç </text:span><text:span text:style-name="T6">bölü</text:span><text:span text:style-name="T6">mde</text:span><text:span text:style-name="T6">n </text:span><text:span text:style-name="T6">oluş</text:span><text:span text:style-name="T6">mak</text:span><text:span text:style-name="T6">tadır</text:span><text:span text:style-name="T6">...</text:span></text:p>
          </draw:text-box>
        </draw:frame>
        <draw:frame draw:style-name="gr15" draw:text-style-name="P13" draw:layer="layout" svg:width="0.371cm" svg:height="0.45cm" svg:x="1.801cm" svg:y="8.87cm">
          <draw:text-box>
            <text:p text:style-name="P3"><text:span text:style-name="T7">;</text:span></text:p>
          </draw:text-box>
        </draw:frame>
        <draw:frame draw:style-name="gr16" draw:text-style-name="P13" draw:layer="layout" svg:width="0.371cm" svg:height="0.437cm" svg:x="5.668cm" svg:y="8.854cm">
          <draw:text-box>
            <text:p text:style-name="P3"><text:span text:style-name="T8">:</text:span></text:p>
          </draw:text-box>
        </draw:frame>
        <draw:frame draw:style-name="gr17" draw:text-style-name="P13" draw:layer="layout" svg:width="0.371cm" svg:height="0.488cm" svg:x="14.641cm" svg:y="8.942cm">
          <draw:text-box>
            <text:p text:style-name="P3"><text:span text:style-name="T9">®</text:span></text:p>
          </draw:text-box>
        </draw:frame>
        <draw:frame draw:style-name="gr15" draw:text-style-name="P13" draw:layer="layout" svg:width="0.371cm" svg:height="0.45cm" svg:x="1.801cm" svg:y="10.184cm">
          <draw:text-box>
            <text:p text:style-name="P3"><text:span text:style-name="T7">;</text:span></text:p>
          </draw:text-box>
        </draw:frame>
        <draw:polygon draw:style-name="gr9" draw:text-style-name="P9" draw:layer="layout" svg:width="3.495cm" svg:height="0.669cm" svg:x="2.04cm" svg:y="8.865cm" svg:viewBox="0 0 3496 670" draw:points="0,0 3496,0 3496,670 0,670">
          <text:p/>
        </draw:polygon>
        <draw:polygon draw:style-name="gr10" draw:text-style-name="P10" draw:layer="layout" svg:width="3.495cm" svg:height="0.025cm" svg:x="2.023cm" svg:y="9.471cm" svg:viewBox="0 0 3496 26" draw:points="0,0 3496,0 3496,26 0,26">
          <text:p/>
        </draw:polygon>
        <draw:polygon draw:style-name="gr9" draw:text-style-name="P9" draw:layer="layout" svg:width="8.726cm" svg:height="0.669cm" svg:x="5.766cm" svg:y="8.827cm" svg:viewBox="0 0 8727 670" draw:points="0,0 8727,0 8727,670 0,670">
          <text:p/>
        </draw:polygon>
        <draw:polygon draw:style-name="gr10" draw:text-style-name="P10" draw:layer="layout" svg:width="8.726cm" svg:height="0.025cm" svg:x="5.766cm" svg:y="9.471cm" svg:viewBox="0 0 8727 26" draw:points="0,0 8727,0 8727,26 0,26">
          <text:p/>
        </draw:polygon>
        <draw:frame draw:style-name="gr24" draw:text-style-name="P17" draw:layer="layout" svg:width="1.746cm" svg:height="0.255cm" svg:x="2.978cm" svg:y="9.612cm">
          <draw:text-box>
            <text:p text:style-name="P3"><text:span text:style-name="T11">fonksi</text:span><text:span text:style-name="T11">yonun </text:span><text:span text:style-name="T11">adı</text:span></text:p>
          </draw:text-box>
        </draw:frame>
        <draw:polygon draw:style-name="gr9" draw:text-style-name="P9" draw:layer="layout" svg:width="4.363cm" svg:height="0.669cm" svg:x="15.012cm" svg:y="8.827cm" svg:viewBox="0 0 4364 670" draw:points="0,0 4364,0 4364,670 0,670">
          <text:p/>
        </draw:polygon>
        <draw:polygon draw:style-name="gr10" draw:text-style-name="P10" draw:layer="layout" svg:width="4.363cm" svg:height="0.025cm" svg:x="15.012cm" svg:y="9.471cm" svg:viewBox="0 0 4364 26" draw:points="0,0 4364,0 4364,26 0,26">
          <text:p/>
        </draw:polygon>
        <draw:frame draw:style-name="gr25" draw:text-style-name="P17" draw:layer="layout" svg:width="0.942cm" svg:height="0.255cm" svg:x="9.708cm" svg:y="9.612cm">
          <draw:text-box>
            <text:p text:style-name="P3"><text:span text:style-name="T11">girdi(le</text:span><text:span text:style-name="T11">r)</text:span></text:p>
          </draw:text-box>
        </draw:frame>
        <draw:polygon draw:style-name="gr9" draw:text-style-name="P9" draw:layer="layout" svg:width="17.476cm" svg:height="0.669cm" svg:x="2.023cm" svg:y="10.141cm" svg:viewBox="0 0 17477 670" draw:points="0,0 17477,0 17477,670 0,670">
          <text:p/>
        </draw:polygon>
        <draw:polygon draw:style-name="gr10" draw:text-style-name="P10" draw:layer="layout" svg:width="17.476cm" svg:height="0.025cm" svg:x="2.023cm" svg:y="10.785cm" svg:viewBox="0 0 17477 26" draw:points="0,0 17477,0 17477,26 0,26">
          <text:p/>
        </draw:polygon>
        <draw:frame draw:style-name="gr26" draw:text-style-name="P18" draw:layer="layout" svg:width="0.908cm" svg:height="0.255cm" svg:x="16.872cm" svg:y="9.612cm">
          <draw:text-box>
            <text:p text:style-name="P3"><text:span text:style-name="T11">çıktı(la</text:span><text:span text:style-name="T11">r)</text:span></text:p>
          </draw:text-box>
        </draw:frame>
        <draw:frame draw:style-name="gr27" draw:text-style-name="P17" draw:layer="layout" svg:width="3.008cm" svg:height="0.255cm" svg:x="9.259cm" svg:y="10.932cm">
          <draw:text-box>
            <text:p text:style-name="P3"><text:span text:style-name="T11">fonksi</text:span><text:span text:style-name="T11">yonun </text:span><text:span text:style-name="T11">yaptığı</text:span></text:p>
          </draw:text-box>
        </draw:frame>
        <draw:frame draw:style-name="gr32" draw:text-style-name="P15" draw:layer="layout" svg:width="8.816cm" svg:height="0.551cm" svg:x="1.927cm" svg:y="7.46cm">
          <draw:text-box>
            <text:p text:style-name="P3"><text:span text:style-name="T10">Ko</text:span><text:span text:style-name="T10">nt</text:span><text:span text:style-name="T10">ra</text:span><text:span text:style-name="T10">t </text:span><text:span text:style-name="T10">ve </text:span><text:span text:style-name="T10">İfa</text:span><text:span text:style-name="T10">de</text:span><text:span text:style-name="T10">ni</text:span><text:span text:style-name="T10">n </text:span><text:span text:style-name="T10">A</text:span><text:span text:style-name="T10">m</text:span><text:span text:style-name="T10">ac</text:span><text:span text:style-name="T10">ı</text:span></text:p>
          </draw:text-box>
        </draw:frame>
      </draw:page>
      <draw:page draw:name="page5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19.938cm" svg:x="1.927cm" svg:y="1.789cm" svg:viewBox="0 0 17848 19939" draw:points="0,0 17848,0 17848,19939 0,19939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3cm" svg:x="1.873cm" svg:y="11.457cm" svg:viewBox="0 0 17848 894" draw:points="0,0 17848,0 17848,894 0,894">
          <text:p/>
        </draw:polygon>
        <draw:polygon draw:style-name="gr11" draw:text-style-name="P11" draw:layer="layout" svg:width="17.847cm" svg:height="0.892cm" svg:x="1.873cm" svg:y="18.2cm" svg:viewBox="0 0 17848 893" draw:points="0,0 17848,0 17848,893 0,893">
          <text:p/>
        </draw:polygon>
        <draw:frame draw:style-name="gr34" draw:text-style-name="P12" draw:layer="layout" svg:width="8.295cm" svg:height="0.581cm" svg:x="7.216cm" svg:y="1.68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ç</text:span><text:span text:style-name="T4">a</text:span><text:span text:style-name="T4">r</text:span><text:span text:style-name="T4">p</text:span><text:span text:style-name="T4">ı</text:span><text:span text:style-name="T4">ş</text:span><text:span text:style-name="T4">t</text:span><text:span text:style-name="T4">ı</text:span><text:span text:style-name="T4">-</text:span><text:span text:style-name="T4">m</text:span><text:span text:style-name="T4">ı</text:span><text:span text:style-name="T4">?</text:span></text:p>
          </draw:text-box>
        </draw:frame>
        <draw:frame draw:style-name="gr37" draw:text-style-name="P16" draw:layer="layout" svg:width="18.409cm" svg:height="3.053cm" svg:x="1.806cm" svg:y="2.805cm">
          <draw:text-box>
            <text:p text:style-name="P3"><text:span text:style-name="T5">Talimatlar: </text:span><text:span text:style-name="T13">“çarpıştı-mı?” adında bir fonksiyon yazın.</text:span><text:span text:style-name="T12"> Bu </text:span><text:span text:style-name="T12">fonksiyonun 4 girdisi var: </text:span><text:span text:style-name="T12"><text:line-break/></text:span><text:span text:style-name="T12">ox: oyuncunun x-koordinatı <text:s/></text:span></text:p>
            <text:p text:style-name="P3"><text:span text:style-name="T12">oy: oyuncunun y-koordinatı </text:span></text:p>
            <text:p text:style-name="P3"><text:span text:style-name="T12">nx: Başka nesnenin x-koordinatı </text:span></text:p>
            <text:p text:style-name="P3"><text:span text:style-name="T12">ny: Başka nesnenin y-koordinatı </text:span></text:p>
            <text:p text:style-name="P3"><text:span text:style-name="T12"/></text:p>
            <text:p text:style-name="P3"><text:span text:style-name="T12">Oyuncu ve nesne arasındaki piksel mesafesi 50’den az mı?</text:span></text:p>
          </draw:text-box>
        </draw:frame>
        <draw:frame draw:style-name="gr18" draw:text-style-name="P15" draw:layer="layout" svg:width="2.555cm" svg:height="0.551cm" svg:x="2.022cm" svg:y="11.641cm">
          <draw:text-box>
            <text:p text:style-name="P3"><text:span text:style-name="T10">Ör</text:span><text:span text:style-name="T10">ne</text:span><text:span text:style-name="T10">kl</text:span><text:span text:style-name="T10">er</text:span></text:p>
          </draw:text-box>
        </draw:frame>
        <draw:frame draw:style-name="gr20" draw:text-style-name="P13" draw:layer="layout" svg:width="2.021cm" svg:height="0.45cm" svg:x="1.874cm" svg:y="12.988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2.988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4.302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4.302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5.616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5.616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4cm" svg:y="16.93cm">
          <draw:text-box>
            <text:p text:style-name="P3"><text:span text:style-name="T7">(ÖR</text:span><text:span text:style-name="T7">NEK</text:span><text:span text:style-name="T7">(</text:span></text:p>
          </draw:text-box>
        </draw:frame>
        <draw:frame draw:style-name="gr15" draw:text-style-name="P13" draw:layer="layout" svg:width="0.371cm" svg:height="0.45cm" svg:x="10.772cm" svg:y="16.93cm">
          <draw:text-box>
            <text:p text:style-name="P3"><text:span text:style-name="T7">)</text:span></text:p>
          </draw:text-box>
        </draw:frame>
        <draw:frame draw:style-name="gr21" draw:text-style-name="P15" draw:layer="layout" svg:width="2.622cm" svg:height="0.551cm" svg:x="2.022cm" svg:y="18.383cm">
          <draw:text-box>
            <text:p text:style-name="P3"><text:span text:style-name="T10">Ta</text:span><text:span text:style-name="T10">nı</text:span><text:span text:style-name="T10">m</text:span></text:p>
          </draw:text-box>
        </draw:frame>
        <draw:frame draw:style-name="gr22" draw:text-style-name="P14" draw:layer="layout" svg:width="10.48cm" svg:height="0.352cm" svg:x="1.874cm" svg:y="19.114cm">
          <draw:text-box>
            <text:p text:style-name="P3"><text:span text:style-name="T6">Bütü</text:span><text:span text:style-name="T6">n </text:span><text:span text:style-name="T6">girdi </text:span><text:span text:style-name="T6">değ</text:span><text:span text:style-name="T6">erler</text:span><text:span text:style-name="T6">ine </text:span><text:span text:style-name="T6">veril</text:span><text:span text:style-name="T6">en </text:span><text:span text:style-name="T6">deği</text:span><text:span text:style-name="T6">şken </text:span><text:span text:style-name="T6">isiml</text:span><text:span text:style-name="T6">erin</text:span><text:span text:style-name="T6">e </text:span><text:span text:style-name="T6">göre </text:span><text:span text:style-name="T6">tanı</text:span><text:span text:style-name="T6">mı </text:span><text:span text:style-name="T6">yazı</text:span><text:span text:style-name="T6">n.</text:span></text:p>
          </draw:text-box>
        </draw:frame>
        <draw:frame draw:style-name="gr20" draw:text-style-name="P13" draw:layer="layout" svg:width="2.021cm" svg:height="0.45cm" svg:x="1.874cm" svg:y="19.731cm">
          <draw:text-box>
            <text:p text:style-name="P3"><text:span text:style-name="T7">(de</text:span><text:span text:style-name="T7">fine</text:span><text:span text:style-name="T7">(</text:span></text:p>
          </draw:text-box>
        </draw:frame>
        <draw:frame draw:style-name="gr15" draw:text-style-name="P13" draw:layer="layout" svg:width="0.371cm" svg:height="0.45cm" svg:x="10.549cm" svg:y="19.731cm">
          <draw:text-box>
            <text:p text:style-name="P3"><text:span text:style-name="T7">)</text:span></text:p>
          </draw:text-box>
        </draw:frame>
        <draw:polygon draw:style-name="gr9" draw:text-style-name="P9" draw:layer="layout" svg:width="3.495cm" svg:height="0.669cm" svg:x="-5.76cm" svg:y="7.377cm" svg:viewBox="0 0 3496 670" draw:points="0,0 3496,0 3496,670 0,670">
          <text:p/>
        </draw:polygon>
        <draw:frame draw:style-name="gr15" draw:text-style-name="P13" draw:layer="layout" svg:width="0.371cm" svg:height="0.45cm" svg:x="3.881cm" svg:y="24.986cm">
          <draw:text-box>
            <text:p text:style-name="P3"><text:span text:style-name="T7">[</text:span></text:p>
          </draw:text-box>
        </draw:frame>
        <draw:polygon draw:style-name="gr9" draw:text-style-name="P9" draw:layer="layout" svg:width="3.297cm" svg:height="0.669cm" svg:x="3.881cm" svg:y="12.945cm" svg:viewBox="0 0 3298 670" draw:points="0,0 3298,0 3298,670 0,670">
          <text:p/>
        </draw:polygon>
        <draw:polygon draw:style-name="gr10" draw:text-style-name="P10" draw:layer="layout" svg:width="3.297cm" svg:height="0.025cm" svg:x="3.881cm" svg:y="13.589cm" svg:viewBox="0 0 3298 26" draw:points="0,0 3298,0 3298,26 0,26">
          <text:p/>
        </draw:polygon>
        <draw:polygon draw:style-name="gr10" draw:text-style-name="P10" draw:layer="layout" svg:width="3.297cm" svg:height="0.025cm" svg:x="7.326cm" svg:y="13.589cm" svg:viewBox="0 0 3298 26" draw:points="0,0 3298,0 3298,26 0,26">
          <text:p/>
        </draw:polygon>
        <draw:frame draw:style-name="gr38" draw:text-style-name="P17" draw:layer="layout" svg:width="1.598cm" svg:height="0.255cm" svg:x="4.737cm" svg:y="13.73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69cm" svg:x="11.491cm" svg:y="12.945cm" svg:viewBox="0 0 7264 670" draw:points="0,0 7264,0 7264,670 0,670">
          <text:p/>
        </draw:polygon>
        <draw:polygon draw:style-name="gr10" draw:text-style-name="P10" draw:layer="layout" svg:width="7.263cm" svg:height="0.025cm" svg:x="11.491cm" svg:y="13.589cm" svg:viewBox="0 0 7264 26" draw:points="0,0 7264,0 7264,26 0,26">
          <text:p/>
        </draw:polygon>
        <draw:frame draw:style-name="gr28" draw:text-style-name="P17" draw:layer="layout" svg:width="0.849cm" svg:height="0.255cm" svg:x="8.579cm" svg:y="13.73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3.589cm" svg:viewBox="0 0 9916 26" draw:points="0,0 9916,0 9916,26 0,26">
          <text:p/>
        </draw:polygon>
        <draw:frame draw:style-name="gr29" draw:text-style-name="P17" draw:layer="layout" svg:width="3.033cm" svg:height="0.255cm" svg:x="13.623cm" svg:y="13.73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7cm" svg:x="3.881cm" svg:y="14.258cm" svg:viewBox="0 0 3298 671" draw:points="0,0 3298,0 3298,671 0,671">
          <text:p/>
        </draw:polygon>
        <draw:polygon draw:style-name="gr10" draw:text-style-name="P10" draw:layer="layout" svg:width="3.297cm" svg:height="0.025cm" svg:x="3.881cm" svg:y="14.903cm" svg:viewBox="0 0 3298 26" draw:points="0,0 3298,0 3298,26 0,26">
          <text:p/>
        </draw:polygon>
        <draw:frame draw:style-name="gr15" draw:text-style-name="P13" draw:layer="layout" svg:width="0.371cm" svg:height="0.45cm" svg:x="18.853cm" svg:y="12.988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5cm" svg:x="7.326cm" svg:y="14.903cm" svg:viewBox="0 0 3298 26" draw:points="0,0 3298,0 3298,26 0,26">
          <text:p/>
        </draw:polygon>
        <draw:frame draw:style-name="gr38" draw:text-style-name="P17" draw:layer="layout" svg:width="1.598cm" svg:height="0.255cm" svg:x="4.737cm" svg:y="15.043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10" draw:text-style-name="P10" draw:layer="layout" svg:width="7.263cm" svg:height="0.025cm" svg:x="11.491cm" svg:y="14.903cm" svg:viewBox="0 0 7264 26" draw:points="0,0 7264,0 7264,26 0,26">
          <text:p/>
        </draw:polygon>
        <draw:frame draw:style-name="gr28" draw:text-style-name="P17" draw:layer="layout" svg:width="0.849cm" svg:height="0.255cm" svg:x="8.579cm" svg:y="15.043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4.903cm" svg:viewBox="0 0 9916 26" draw:points="0,0 9916,0 9916,26 0,26">
          <text:p/>
        </draw:polygon>
        <draw:frame draw:style-name="gr29" draw:text-style-name="P17" draw:layer="layout" svg:width="3.033cm" svg:height="0.255cm" svg:x="13.623cm" svg:y="15.043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7cm" svg:x="3.881cm" svg:y="15.572cm" svg:viewBox="0 0 3298 671" draw:points="0,0 3298,0 3298,671 0,671">
          <text:p/>
        </draw:polygon>
        <draw:polygon draw:style-name="gr10" draw:text-style-name="P10" draw:layer="layout" svg:width="3.297cm" svg:height="0.025cm" svg:x="3.881cm" svg:y="16.217cm" svg:viewBox="0 0 3298 26" draw:points="0,0 3298,0 3298,26 0,26">
          <text:p/>
        </draw:polygon>
        <draw:frame draw:style-name="gr15" draw:text-style-name="P13" draw:layer="layout" svg:width="0.371cm" svg:height="0.45cm" svg:x="18.853cm" svg:y="14.302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7cm" svg:x="7.326cm" svg:y="15.572cm" svg:viewBox="0 0 3298 671" draw:points="0,0 3298,0 3298,671 0,671">
          <text:p/>
        </draw:polygon>
        <draw:polygon draw:style-name="gr10" draw:text-style-name="P10" draw:layer="layout" svg:width="3.297cm" svg:height="0.025cm" svg:x="7.326cm" svg:y="16.217cm" svg:viewBox="0 0 3298 26" draw:points="0,0 3298,0 3298,26 0,26">
          <text:p/>
        </draw:polygon>
        <draw:frame draw:style-name="gr38" draw:text-style-name="P17" draw:layer="layout" svg:width="1.598cm" svg:height="0.255cm" svg:x="4.737cm" svg:y="16.357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7cm" svg:x="11.491cm" svg:y="15.572cm" svg:viewBox="0 0 7264 671" draw:points="0,0 7264,0 7264,671 0,671">
          <text:p/>
        </draw:polygon>
        <draw:polygon draw:style-name="gr10" draw:text-style-name="P10" draw:layer="layout" svg:width="7.263cm" svg:height="0.025cm" svg:x="11.491cm" svg:y="16.217cm" svg:viewBox="0 0 7264 26" draw:points="0,0 7264,0 7264,26 0,26">
          <text:p/>
        </draw:polygon>
        <draw:frame draw:style-name="gr28" draw:text-style-name="P17" draw:layer="layout" svg:width="0.849cm" svg:height="0.255cm" svg:x="8.579cm" svg:y="16.357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6.217cm" svg:viewBox="0 0 9916 26" draw:points="0,0 9916,0 9916,26 0,26">
          <text:p/>
        </draw:polygon>
        <draw:frame draw:style-name="gr29" draw:text-style-name="P17" draw:layer="layout" svg:width="3.033cm" svg:height="0.255cm" svg:x="13.623cm" svg:y="16.357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9" draw:text-style-name="P9" draw:layer="layout" svg:width="3.297cm" svg:height="0.669cm" svg:x="3.881cm" svg:y="16.886cm" svg:viewBox="0 0 3298 670" draw:points="0,0 3298,0 3298,670 0,670">
          <text:p/>
        </draw:polygon>
        <draw:polygon draw:style-name="gr10" draw:text-style-name="P10" draw:layer="layout" svg:width="3.297cm" svg:height="0.025cm" svg:x="3.881cm" svg:y="17.53cm" svg:viewBox="0 0 3298 26" draw:points="0,0 3298,0 3298,26 0,26">
          <text:p/>
        </draw:polygon>
        <draw:frame draw:style-name="gr15" draw:text-style-name="P13" draw:layer="layout" svg:width="0.371cm" svg:height="0.45cm" svg:x="18.853cm" svg:y="15.616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326cm" svg:y="16.886cm" svg:viewBox="0 0 3298 670" draw:points="0,0 3298,0 3298,670 0,670">
          <text:p/>
        </draw:polygon>
        <draw:polygon draw:style-name="gr10" draw:text-style-name="P10" draw:layer="layout" svg:width="3.297cm" svg:height="0.025cm" svg:x="7.326cm" svg:y="17.53cm" svg:viewBox="0 0 3298 26" draw:points="0,0 3298,0 3298,26 0,26">
          <text:p/>
        </draw:polygon>
        <draw:frame draw:style-name="gr38" draw:text-style-name="P18" draw:layer="layout" svg:width="1.598cm" svg:height="0.255cm" svg:x="4.737cm" svg:y="17.671cm">
          <draw:text-box draw:corner-radius="0.11cm"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7.263cm" svg:height="0.669cm" svg:x="11.491cm" svg:y="16.886cm" svg:viewBox="0 0 7264 670" draw:points="0,0 7264,0 7264,670 0,670">
          <text:p/>
        </draw:polygon>
        <draw:polygon draw:style-name="gr10" draw:text-style-name="P10" draw:layer="layout" svg:width="7.263cm" svg:height="0.025cm" svg:x="11.491cm" svg:y="17.53cm" svg:viewBox="0 0 7264 26" draw:points="0,0 7264,0 7264,26 0,26">
          <text:p/>
        </draw:polygon>
        <draw:frame draw:style-name="gr28" draw:text-style-name="P17" draw:layer="layout" svg:width="0.849cm" svg:height="0.255cm" svg:x="8.579cm" svg:y="17.671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1cm" svg:y="17.53cm" svg:viewBox="0 0 9916 26" draw:points="0,0 9916,0 9916,26 0,26">
          <text:p/>
        </draw:polygon>
        <draw:frame draw:style-name="gr29" draw:text-style-name="P17" draw:layer="layout" svg:width="3.033cm" svg:height="0.255cm" svg:x="13.623cm" svg:y="17.671cm">
          <draw:text-box>
            <text:p text:style-name="P3"><text:span text:style-name="T11">fonksi</text:span><text:span text:style-name="T11">yonun </text:span><text:span text:style-name="T11">ürettiğ</text:span><text:span text:style-name="T11">i </text:span><text:span text:style-name="T11">değer</text:span></text:p>
          </draw:text-box>
        </draw:frame>
        <draw:polygon draw:style-name="gr10" draw:text-style-name="P10" draw:layer="layout" svg:width="3.297cm" svg:height="0.024cm" svg:x="3.658cm" svg:y="20.332cm" svg:viewBox="0 0 3298 25" draw:points="0,0 3298,0 3298,25 0,25">
          <text:p/>
        </draw:polygon>
        <draw:frame draw:style-name="gr15" draw:text-style-name="P13" draw:layer="layout" svg:width="0.371cm" svg:height="0.45cm" svg:x="18.853cm" svg:y="16.93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103cm" svg:y="19.687cm" svg:viewBox="0 0 3298 670" draw:points="0,0 3298,0 3298,670 0,670">
          <text:p/>
        </draw:polygon>
        <draw:polygon draw:style-name="gr10" draw:text-style-name="P10" draw:layer="layout" svg:width="3.297cm" svg:height="0.024cm" svg:x="7.103cm" svg:y="20.332cm" svg:viewBox="0 0 3298 25" draw:points="0,0 3298,0 3298,25 0,25">
          <text:p/>
        </draw:polygon>
        <draw:frame draw:style-name="gr38" draw:text-style-name="P17" draw:layer="layout" svg:width="1.598cm" svg:height="0.255cm" svg:x="4.514cm" svg:y="20.472cm">
          <draw:text-box>
            <text:p text:style-name="P3"><text:span text:style-name="T11">fonksi</text:span><text:span text:style-name="T11">yon </text:span><text:span text:style-name="T11">adı</text:span></text:p>
          </draw:text-box>
        </draw:frame>
        <draw:polygon draw:style-name="gr9" draw:text-style-name="P9" draw:layer="layout" svg:width="3.297cm" svg:height="0.669cm" svg:x="3.881cm" svg:y="21.001cm" svg:viewBox="0 0 3298 670" draw:points="0,0 3298,0 3298,670 0,670">
          <text:p/>
        </draw:polygon>
        <draw:frame draw:style-name="gr30" draw:text-style-name="P17" draw:layer="layout" svg:width="1.276cm" svg:height="0.255cm" svg:x="8.269cm" svg:y="20.472cm">
          <draw:text-box>
            <text:p text:style-name="P3"><text:span text:style-name="T11">değişk</text:span><text:span text:style-name="T11">enler</text:span></text:p>
          </draw:text-box>
        </draw:frame>
        <draw:polygon draw:style-name="gr9" draw:text-style-name="P9" draw:layer="layout" svg:width="3.297cm" svg:height="0.669cm" svg:x="11.119cm" svg:y="22.315cm" svg:viewBox="0 0 3298 670" draw:points="0,0 3298,0 3298,670 0,670">
          <text:p/>
        </draw:polygon>
        <draw:polygon draw:style-name="gr9" draw:text-style-name="P9" draw:layer="layout" svg:width="3.297cm" svg:height="0.669cm" svg:x="11.119cm" svg:y="24.942cm" svg:viewBox="0 0 3298 670" draw:points="0,0 3298,0 3298,670 0,670">
          <text:p/>
        </draw:polygon>
        <draw:polygon draw:style-name="gr10" draw:text-style-name="P10" draw:layer="layout" svg:width="3.297cm" svg:height="0.024cm" svg:x="11.119cm" svg:y="25.587cm" svg:viewBox="0 0 3298 25" draw:points="0,0 3298,0 3298,25 0,25">
          <text:p/>
        </draw:polygon>
        <draw:polygon draw:style-name="gr10" draw:text-style-name="P10" draw:layer="layout" svg:width="9.915cm" svg:height="0.024cm" svg:x="9.805cm" svg:y="25.587cm" svg:viewBox="0 0 9916 25" draw:points="0,0 9916,0 9916,25 0,25">
          <text:p/>
        </draw:polygon>
        <draw:polygon draw:style-name="gr9" draw:text-style-name="P9" draw:layer="layout" svg:width="6.866cm" svg:height="0.669cm" svg:x="4.104cm" svg:y="22.315cm" svg:viewBox="0 0 6867 670" draw:points="0,0 6867,0 6867,670 0,670">
          <text:p/>
        </draw:polygon>
        <draw:polygon draw:style-name="gr9" draw:text-style-name="P9" draw:layer="layout" svg:width="0.322cm" svg:height="0.669cm" svg:x="10.648cm" svg:y="22.315cm" svg:viewBox="0 0 323 670" draw:points="0,0 0,645 323,670 323,0">
          <text:p/>
        </draw:polygon>
        <draw:frame draw:style-name="gr31" draw:text-style-name="P13" draw:layer="layout" svg:width="0.675cm" svg:height="0.45cm" svg:x="19.052cm" svg:y="24.986cm">
          <draw:text-box>
            <text:p text:style-name="P3"><text:span text:style-name="T7">])</text:span></text:p>
          </draw:text-box>
        </draw:frame>
        <draw:polygon draw:style-name="gr9" draw:text-style-name="P9" draw:layer="layout" svg:width="0.322cm" svg:height="0.67cm" svg:x="10.648cm" svg:y="23.628cm" svg:viewBox="0 0 323 671" draw:points="0,0 0,646 323,671 323,0">
          <text:p/>
        </draw:polygon>
        <draw:polygon draw:style-name="gr9" draw:text-style-name="P9" draw:layer="layout" svg:width="6.866cm" svg:height="0.669cm" svg:x="4.104cm" svg:y="24.942cm" svg:viewBox="0 0 6867 670" draw:points="0,0 6867,0 6867,670 0,670">
          <text:p/>
        </draw:polygon>
        <draw:polygon draw:style-name="gr10" draw:text-style-name="P10" draw:layer="layout" svg:width="6.866cm" svg:height="0.024cm" svg:x="4.104cm" svg:y="25.587cm" svg:viewBox="0 0 6867 25" draw:points="0,0 0,25 6867,25 6545,0">
          <text:p/>
        </draw:polygon>
        <draw:polygon draw:style-name="gr9" draw:text-style-name="P9" draw:layer="layout" svg:width="0.322cm" svg:height="0.669cm" svg:x="10.648cm" svg:y="24.942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39" draw:text-style-name="P14" draw:layer="layout" svg:width="12.385cm" svg:height="0.352cm" svg:x="1.874cm" svg:y="12.372cm">
          <draw:text-box>
            <text:p text:style-name="P3"><text:span text:style-name="T6">Bazı </text:span><text:span text:style-name="T6">örne</text:span><text:span text:style-name="T6">kler </text:span><text:span text:style-name="T6">yazı</text:span><text:span text:style-name="T6">n, </text:span><text:span text:style-name="T6">sonr</text:span><text:span text:style-name="T6">a </text:span><text:span text:style-name="T6">neyi</text:span><text:span text:style-name="T6">n </text:span><text:span text:style-name="T6">deği</text:span><text:span text:style-name="T6">ştiği</text:span><text:span text:style-name="T6">ni </text:span><text:span text:style-name="T6">yuv</text:span><text:span text:style-name="T6">arla</text:span><text:span text:style-name="T6">k </text:span><text:span text:style-name="T6">içine </text:span><text:span text:style-name="T6">alın </text:span><text:span text:style-name="T6">ve </text:span><text:span text:style-name="T6">kısa</text:span><text:span text:style-name="T6">ca </text:span><text:span text:style-name="T6">açıkl</text:span><text:span text:style-name="T6">ayın.</text:span></text:p>
          </draw:text-box>
        </draw:frame>
        <draw:polygon draw:style-name="gr11" draw:text-style-name="P11" draw:layer="layout" svg:width="17.847cm" svg:height="0.892cm" svg:x="1.8cm" svg:y="7.34cm" svg:viewBox="0 0 17848 893" draw:points="0,0 17848,0 17848,893 0,893">
          <text:p/>
        </draw:polygon>
        <draw:frame draw:style-name="gr14" draw:text-style-name="P14" draw:layer="layout" svg:width="6.14cm" svg:height="0.352cm" svg:x="1.801cm" svg:y="8.254cm">
          <draw:text-box>
            <text:p text:style-name="P3"><text:span text:style-name="T6">Her </text:span><text:span text:style-name="T6">kontrat üç </text:span><text:span text:style-name="T6">bölümden </text:span><text:span text:style-name="T6">oluşmakt</text:span><text:span text:style-name="T6">adır...</text:span></text:p>
          </draw:text-box>
        </draw:frame>
        <draw:frame draw:style-name="gr15" draw:text-style-name="P13" draw:layer="layout" svg:width="0.371cm" svg:height="0.45cm" svg:x="1.801cm" svg:y="8.87cm">
          <draw:text-box>
            <text:p text:style-name="P3"><text:span text:style-name="T7">;</text:span></text:p>
          </draw:text-box>
        </draw:frame>
        <draw:frame draw:style-name="gr16" draw:text-style-name="P13" draw:layer="layout" svg:width="0.371cm" svg:height="0.437cm" svg:x="5.668cm" svg:y="8.854cm">
          <draw:text-box>
            <text:p text:style-name="P3"><text:span text:style-name="T8">:</text:span></text:p>
          </draw:text-box>
        </draw:frame>
        <draw:frame draw:style-name="gr17" draw:text-style-name="P13" draw:layer="layout" svg:width="0.371cm" svg:height="0.488cm" svg:x="14.641cm" svg:y="8.942cm">
          <draw:text-box>
            <text:p text:style-name="P3"><text:span text:style-name="T9">®</text:span></text:p>
          </draw:text-box>
        </draw:frame>
        <draw:frame draw:style-name="gr15" draw:text-style-name="P13" draw:layer="layout" svg:width="0.371cm" svg:height="0.45cm" svg:x="1.801cm" svg:y="10.184cm">
          <draw:text-box>
            <text:p text:style-name="P3"><text:span text:style-name="T7">;</text:span></text:p>
          </draw:text-box>
        </draw:frame>
        <draw:polygon draw:style-name="gr9" draw:text-style-name="P9" draw:layer="layout" svg:width="3.495cm" svg:height="0.669cm" svg:x="2.04cm" svg:y="8.865cm" svg:viewBox="0 0 3496 670" draw:points="0,0 3496,0 3496,670 0,670">
          <text:p/>
        </draw:polygon>
        <draw:polygon draw:style-name="gr10" draw:text-style-name="P10" draw:layer="layout" svg:width="3.495cm" svg:height="0.025cm" svg:x="2.023cm" svg:y="9.471cm" svg:viewBox="0 0 3496 26" draw:points="0,0 3496,0 3496,26 0,26">
          <text:p/>
        </draw:polygon>
        <draw:polygon draw:style-name="gr9" draw:text-style-name="P9" draw:layer="layout" svg:width="8.726cm" svg:height="0.669cm" svg:x="5.766cm" svg:y="8.827cm" svg:viewBox="0 0 8727 670" draw:points="0,0 8727,0 8727,670 0,670">
          <text:p/>
        </draw:polygon>
        <draw:polygon draw:style-name="gr10" draw:text-style-name="P10" draw:layer="layout" svg:width="8.726cm" svg:height="0.025cm" svg:x="5.766cm" svg:y="9.471cm" svg:viewBox="0 0 8727 26" draw:points="0,0 8727,0 8727,26 0,26">
          <text:p/>
        </draw:polygon>
        <draw:frame draw:style-name="gr24" draw:text-style-name="P17" draw:layer="layout" svg:width="1.746cm" svg:height="0.255cm" svg:x="2.978cm" svg:y="9.612cm">
          <draw:text-box>
            <text:p text:style-name="P3"><text:span text:style-name="T11">fonksiyonun </text:span><text:span text:style-name="T11">adı</text:span></text:p>
          </draw:text-box>
        </draw:frame>
        <draw:polygon draw:style-name="gr9" draw:text-style-name="P9" draw:layer="layout" svg:width="4.363cm" svg:height="0.669cm" svg:x="15.012cm" svg:y="8.827cm" svg:viewBox="0 0 4364 670" draw:points="0,0 4364,0 4364,670 0,670">
          <text:p/>
        </draw:polygon>
        <draw:polygon draw:style-name="gr10" draw:text-style-name="P10" draw:layer="layout" svg:width="4.363cm" svg:height="0.025cm" svg:x="15.012cm" svg:y="9.471cm" svg:viewBox="0 0 4364 26" draw:points="0,0 4364,0 4364,26 0,26">
          <text:p/>
        </draw:polygon>
        <draw:frame draw:style-name="gr25" draw:text-style-name="P17" draw:layer="layout" svg:width="0.942cm" svg:height="0.255cm" svg:x="9.708cm" svg:y="9.612cm">
          <draw:text-box>
            <text:p text:style-name="P3"><text:span text:style-name="T11">gi</text:span><text:span text:style-name="T11">rd</text:span><text:span text:style-name="T11">i(l</text:span><text:span text:style-name="T11">er</text:span><text:span text:style-name="T11">)</text:span></text:p>
          </draw:text-box>
        </draw:frame>
        <draw:polygon draw:style-name="gr9" draw:text-style-name="P9" draw:layer="layout" svg:width="17.476cm" svg:height="0.669cm" svg:x="2.023cm" svg:y="10.141cm" svg:viewBox="0 0 17477 670" draw:points="0,0 17477,0 17477,670 0,670">
          <text:p/>
        </draw:polygon>
        <draw:polygon draw:style-name="gr10" draw:text-style-name="P10" draw:layer="layout" svg:width="17.476cm" svg:height="0.025cm" svg:x="2.023cm" svg:y="10.785cm" svg:viewBox="0 0 17477 26" draw:points="0,0 17477,0 17477,26 0,26">
          <text:p/>
        </draw:polygon>
        <draw:frame draw:style-name="gr26" draw:text-style-name="P18" draw:layer="layout" svg:width="0.908cm" svg:height="0.255cm" svg:x="16.872cm" svg:y="9.612cm">
          <draw:text-box>
            <text:p text:style-name="P3"><text:span text:style-name="T11">çıktı(lar)</text:span></text:p>
          </draw:text-box>
        </draw:frame>
        <draw:frame draw:style-name="gr27" draw:text-style-name="P17" draw:layer="layout" svg:width="3.008cm" svg:height="0.255cm" svg:x="9.259cm" svg:y="10.932cm">
          <draw:text-box>
            <text:p text:style-name="P3"><text:span text:style-name="T11">fonksi</text:span><text:span text:style-name="T11">yonun </text:span><text:span text:style-name="T11">yaptığı</text:span></text:p>
          </draw:text-box>
        </draw:frame>
        <draw:frame draw:style-name="gr32" draw:text-style-name="P15" draw:layer="layout" svg:width="8.816cm" svg:height="0.551cm" svg:x="1.927cm" svg:y="7.46cm">
          <draw:text-box>
            <text:p text:style-name="P3"><text:span text:style-name="T10">Kont</text:span><text:span text:style-name="T10">rat </text:span><text:span text:style-name="T10">ve </text:span><text:span text:style-name="T10">İfade</text:span><text:span text:style-name="T10">nin </text:span><text:span text:style-name="T10">Ama</text:span><text:span text:style-name="T10">c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3T23:09:43.506650757</dc:date>
    <meta:editing-duration>PT6H10M43S</meta:editing-duration>
    <meta:editing-cycles>23</meta:editing-cycles>
    <meta:generator>LibreOffice/6.2.4.2$Linux_X86_64 LibreOffice_project/20$Build-2</meta:generator>
    <meta:document-statistic meta:object-count="357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4</mn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3</mn>
                <mn>0</mn>
              </mrow>
            </mrow>
            <mo fence="true" stretchy="false">)</mo>
          </mrow>
          <mn>2</mn>
        </msup>
      </mrow>
    </msqrt>
    <annotation encoding="StarMath 5.0">sqrt{(line-length 4 0)^2 + (line-length 3 0)^2} </annotation>
  </semantics>
</math>
</file>